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2cm" svg:height="8.5cm" svg:x="8.423cm" svg:y="1.784cm">
          <text:p text:style-name="P4"/>
        </draw:rect>
        <draw:rect draw:style-name="gr2" draw:text-style-name="P3" draw:id="id1" draw:layer="layout" svg:width="4.5cm" svg:height="2.5cm" svg:x="2.423cm" svg:y="2.784cm">
          <text:p text:style-name="P2"><text:span text:style-name="T1">CAML document</text:span></text:p>
        </draw:rect>
        <draw:rect draw:style-name="gr2" draw:text-style-name="P1" draw:id="id3" draw:layer="layout" svg:width="4.5cm" svg:height="2.5cm" svg:x="2.423cm" svg:y="6.784cm">
          <text:p text:style-name="P2">XML Schema</text:p>
        </draw:rect>
        <draw:rect draw:style-name="gr2" draw:text-style-name="P1" draw:id="id4" draw:layer="layout" svg:width="4.5cm" svg:height="2.5cm" svg:x="9.423cm" svg:y="7.284cm">
          <text:p text:style-name="P2">XSLT</text:p>
        </draw:rect>
        <draw:rect draw:style-name="gr2" draw:text-style-name="P3" draw:id="id5" draw:layer="layout" svg:width="4.5cm" svg:height="2.5cm" svg:x="14.923cm" svg:y="3.784cm">
          <text:p text:style-name="P2"><text:span text:style-name="T1">HTML + JavaScript</text:span></text:p>
        </draw:rect>
        <draw:frame draw:style-name="gr3" draw:layer="layout" svg:width="2.813cm" svg:height="0.963cm" svg:x="9.11cm" svg:y="2.284cm">
          <draw:text-box>
            <text:p text:style-name="P4">Browser</text:p>
          </draw:text-box>
        </draw:frame>
        <draw:rect draw:style-name="gr2" draw:text-style-name="P1" draw:id="id2" draw:layer="layout" svg:width="4.5cm" svg:height="2.5cm" svg:x="9.423cm" svg:y="3.784cm">
          <text:p text:style-name="P2"><text:span text:style-name="T1">CAML document</text:span></text:p>
        </draw:rect>
        <draw:connector draw:style-name="gr4" draw:text-style-name="P1" draw:layer="layout" draw:type="lines" svg:x1="6.923cm" svg:y1="4.034cm" svg:x2="9.423cm" svg:y2="5.034cm" draw:start-shape="id1" draw:start-glue-point="1" draw:end-shape="id2" draw:end-glue-point="3">
          <text:p text:style-name="P4"/>
        </draw:connector>
        <draw:connector draw:style-name="gr4" draw:text-style-name="P1" draw:layer="layout" draw:type="lines" svg:x1="4.673cm" svg:y1="6.784cm" svg:x2="4.673cm" svg:y2="5.284cm" draw:start-shape="id3" draw:start-glue-point="0" draw:end-shape="id1" draw:end-glue-point="2">
          <text:p text:style-name="P4"/>
        </draw:connector>
        <draw:connector draw:style-name="gr4" draw:text-style-name="P1" draw:layer="layout" draw:type="lines" svg:x1="11.673cm" svg:y1="7.284cm" svg:x2="11.673cm" svg:y2="6.284cm" draw:start-shape="id4" draw:start-glue-point="0" draw:end-shape="id2" draw:end-glue-point="2">
          <text:p text:style-name="P4"/>
        </draw:connector>
        <draw:connector draw:style-name="gr4" draw:text-style-name="P1" draw:layer="layout" draw:type="lines" svg:x1="13.923cm" svg:y1="5.034cm" svg:x2="14.923cm" svg:y2="5.034cm" draw:start-shape="id2" draw:start-glue-point="1" draw:end-shape="id5" draw:end-glue-point="3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998cm" fo:margin-bottom="16.925cm" fo:margin-left="1.542cm" fo:margin-right="0.454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8-01-09T16:48:34</meta:creation-date>
    <dc:date>2008-01-09T16:54:03</dc:date>
    <dc:language>en-US</dc:language>
    <meta:editing-cycles>2</meta:editing-cycles>
    <meta:editing-duration>PT5M32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